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Jump Sound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3" calcext:value-type="float">
            <text:p>23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10:01:35.0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32</meta:editing-cycles>
    <meta:editing-duration>PT2H17M7S</meta:editing-duration>
    <dc:date>2021-04-29T10:02:08.847000000</dc:date>
    <meta:document-statistic meta:table-count="1" meta:cell-count="673" meta:object-count="0"/>
  </office:meta>
</office:document-meta>
</file>